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 PL KaitiM Big5" svg:font-family="'AR PL KaitiM Big5'" style:font-pitch="variable"/>
    <style:font-face style:name="AR PL UMing TW" svg:font-family="'AR PL UMing TW'" style:font-family-generic="roman" style:font-pitch="variable"/>
    <style:font-face style:name="文泉驛微米黑" svg:font-family="文泉驛微米黑" style:font-family-generic="swiss" style:font-pitch="variable"/>
    <style:font-face style:name="Lohit Hindi" svg:font-family="'Lohit Hindi'" style:font-family-generic="system" style:font-pitch="variable"/>
    <style:font-face style:name="文泉驛微米黑1" svg:font-family="文泉驛微米黑"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text-properties style:font-name="AR PL KaitiM Big5" fo:font-size="14pt" style:font-name-asian="AR PL KaitiM Big5" style:font-size-asian="14pt" style:font-size-complex="14pt"/>
    </style:style>
    <style:style style:name="P3" style:family="paragraph" style:parent-style-name="Standard">
      <style:paragraph-properties fo:text-align="justify" style:justify-single-word="false"/>
      <style:text-properties style:font-name="AR PL KaitiM Big5" fo:font-size="14pt" style:font-name-asian="AR PL KaitiM Big5" style:font-size-asian="14pt" style:font-size-complex="14pt"/>
    </style:style>
    <style:style style:name="P4" style:family="paragraph" style:parent-style-name="Heading" style:list-style-name="L3">
      <style:paragraph-properties fo:text-align="start" style:justify-single-word="false"/>
      <style:text-properties style:font-name="AR PL KaitiM Big5" fo:font-size="14pt" style:font-name-asian="AR PL KaitiM Big5" style:font-size-asian="14pt" style:font-size-complex="14pt"/>
    </style:style>
    <style:style style:name="P5" style:family="paragraph" style:parent-style-name="Heading">
      <style:paragraph-properties fo:text-align="start" style:justify-single-word="false"/>
      <style:text-properties style:font-name="AR PL KaitiM Big5" fo:font-size="14pt" fo:font-weight="bold" style:font-name-asian="AR PL KaitiM Big5" style:font-size-asian="14pt" style:font-weight-asian="bold" style:font-size-complex="14pt" style:font-weight-complex="bold"/>
    </style:style>
    <style:style style:name="P6" style:family="paragraph" style:parent-style-name="Text_20_body">
      <style:paragraph-properties fo:text-align="start" style:justify-single-word="false"/>
      <style:text-properties style:font-name="AR PL KaitiM Big5" fo:font-size="14pt" style:font-name-asian="AR PL KaitiM Big5" style:font-size-asian="14pt" style:font-size-complex="14pt"/>
    </style:style>
    <style:style style:name="P7" style:family="paragraph" style:parent-style-name="Text_20_body" style:list-style-name="L1">
      <style:paragraph-properties fo:text-align="start" style:justify-single-word="false"/>
      <style:text-properties style:font-name="AR PL KaitiM Big5" fo:font-size="14pt" style:font-name-asian="AR PL KaitiM Big5" style:font-size-asian="14pt" style:font-size-complex="14pt"/>
    </style:style>
    <style:style style:name="P8" style:family="paragraph" style:parent-style-name="Text_20_body">
      <style:paragraph-properties fo:text-align="center" style:justify-single-word="false"/>
      <style:text-properties style:font-name="AR PL KaitiM Big5" fo:font-size="16pt" style:font-name-asian="AR PL KaitiM Big5" style:font-size-asian="16pt" style:font-size-complex="16pt"/>
    </style:style>
    <style:style style:name="P9" style:family="paragraph" style:parent-style-name="Text_20_body">
      <style:paragraph-properties fo:text-align="start" style:justify-single-word="false"/>
      <style:text-properties fo:font-size="14pt" style:font-size-asian="14pt" style:font-size-complex="14pt"/>
    </style:style>
    <style:style style:name="P10" style:family="paragraph" style:parent-style-name="Text_20_body">
      <style:paragraph-properties fo:text-align="center" style:justify-single-word="false"/>
    </style:style>
    <style:style style:name="P11" style:family="paragraph" style:parent-style-name="Heading_20_1">
      <style:paragraph-properties fo:text-align="center" style:justify-single-word="false"/>
      <style:text-properties style:font-name="AR PL KaitiM Big5" fo:font-size="24pt" style:font-name-asian="AR PL KaitiM Big5" style:font-size-asian="24pt" style:font-size-complex="24pt"/>
    </style:style>
    <style:style style:name="T1" style:family="text">
      <style:text-properties style:font-name="AR PL KaitiM Big5" fo:font-size="14pt" style:font-name-asian="AR PL KaitiM Big5" style:font-size-asian="14pt" style:font-size-complex="14pt"/>
    </style:style>
    <style:style style:name="T2" style:family="text">
      <style:text-properties style:font-name="AR PL KaitiM Big5" fo:font-size="20pt" style:font-name-asian="AR PL KaitiM Big5" style:font-size-asian="20pt" style:font-size-complex="20pt"/>
    </style:style>
    <style:style style:name="T3" style:family="text">
      <style:text-properties style:font-name="AR PL KaitiM Big5" fo:font-size="24pt" style:font-name-asian="AR PL KaitiM Big5" style:font-size-asian="24pt" style:font-size-complex="24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應徵研究助理教授</text:h>
      <text:p text:style-name="P10"><text:span text:style-name="T3"/></text:p>
      <text:p text:style-name="P6">姓名: 許伯任</text:p>
      <text:p text:style-name="P6">聯絡電話: 0952335534</text:p>
      <text:p text:style-name="P1"><text:span text:style-name="T1">電子郵件: </text:span><text:a xlink:type="simple" xlink:href="mailto:clusterga@gmail.com"><text:span text:style-name="T1">clusterga@gmail.com</text:span></text:a></text:p>
      <text:p text:style-name="P6">履歷網址(含作品與動態成果展示): http://sophai.github.io/arch_2013/stories/cv.html<text:line-break/></text:p>
      <text:p text:style-name="P5">應徵資料:</text:p>
      <text:list xml:id="list2184134749" text:style-name="L3">
        <text:list-item>
          <text:p text:style-name="P4">英文履歷(內含研究成果、開源碼程式專案、發表論文、未來研究方向等，相關資料可由個人履歷頁面下載)</text:p>
        </text:list-item>
        <text:list-item>
          <text:p text:style-name="P4">中文自傳</text:p>
        </text:list-item>
        <text:list-item>
          <text:p text:style-name="P4">博士畢業證書影本</text:p>
        </text:list-item>
        <text:list-item>
          <text:p text:style-name="P4">博士成績單</text:p>
        </text:list-item>
        <text:list-item>
          <text:p text:style-name="P4">推薦信兩封:</text:p>
        </text:list-item>
      </text:list>
      <text:p text:style-name="P6"><text:s text:c="5"/>a. Arnaldo Rapallo 博士(義大利ISMAC研究員)<text:line-break/> <text:s text:c="4"/>b. 鄭王曜 博士(中央大學物理系教授)</text:p>
      <text:list xml:id="list17746737521" text:style-name="L1">
        <text:list-item>
          <text:list>
            <text:list-item>
              <text:list>
                <text:list-item>
                  <text:list>
                    <text:list-item>
                      <text:list>
                        <text:list-item>
                          <text:list>
                            <text:list-item>
                              <text:list>
                                <text:list-item>
                                  <text:list>
                                    <text:list-item>
                                      <text:list>
                                        <text:list-item>
                                          <text:list>
                                            <text:list-header>
                                              <text:p text:style-name="P7"/>
                                              <text:p text:style-name="P7"/>
                                              <text:p text:style-name="P7"/>
                                              <text:p text:style-name="P7"/>
                                              <text:p text:style-name="P7"/>
                                            </text:list-header>
                                          </text:list>
                                        </text:list-item>
                                      </text:list>
                                    </text:list-item>
                                  </text:list>
                                </text:list-item>
                              </text:list>
                            </text:list-item>
                          </text:list>
                        </text:list-item>
                      </text:list>
                    </text:list-item>
                  </text:list>
                </text:list-item>
              </text:list>
            </text:list-item>
          </text:list>
        </text:list-item>
      </text:list>
      <text:p text:style-name="P6"/>
      <text:p text:style-name="P9"/>
      <text:p text:style-name="P9"/>
      <text:p text:style-name="P9"/>
      <text:h text:style-name="P11" text:outline-level="1"><text:soft-page-break/>自傳</text:h>
      <text:p text:style-name="P10"><text:span text:style-name="T2"/></text:p>
      <text:p text:style-name="P8">許伯任</text:p>
      <text:p text:style-name="P8"/>
      <text:p text:style-name="P3"><text:s text:c="4"/>我畢業於中央研究院原子與分子研究所TIGP學程/中央大學物理系博士班，專長為數值分析模擬與高速計算軟體的建構。求學期間的研究專題與發表論文涵蓋分子生物、大尺度資料統計分析、時間序列群聚分析、蛋白質折疊的動態分析與擴散理論等。因此，我具有應用統計、生物資訊、計算化學與系統模擬等背景。在數值模擬方面，我俱備最佳化演算法(基因演算法與蒙地卡羅法)和分子動力學的背景，並獨立完成了一個最佳化的計算軟體，還有一個分子動力學模擬軟體，兩者均以開放原始碼的型式發佈。<text:line-break/> <text:s text:c="3"/>在技術方面，我從大四開始接觸高速平行計算，無論是PC Cluster硬體環境的架設或是Linux/Unix伺服器的建立，都從大量的實作中累積豐富的經驗。近年來則將重心放在GPGPU技術 (OpenCL)上，熟悉多種程式與數值語言(Python、C/C++、Fortran、Matlab、Shell)且均有實際的作品與成果。喜歡設計優雅且架構良好的程式碼，對於雲端計算與虛擬機器應用俱備基礎知識(Hadoop、HDFS)，希望能將一己之長結合雲端計算平台及HTML5技術(CSS3/JavaScript)。我對科學計算教育與自由軟體的推廣充滿熱忱--在ICOS2009國際開放原始碼會議裡我向中小學教師推廣物理方面的自由軟體，並得到不小的迴響，同時我亦參與教育部EzGo自由軟體推廣計劃物理類教育程式的中文化;俱備翻譯外國文件與授課教學的能力與經驗，並且能夠獨立撰寫與發表研究於國際論文期刊。<text:line-break/><text:line-break/> <text:s text:c="3"/>目前於鴻海的創新數位系統事業群任職資深軟體工程師，在職期間以自己發展的統計演算法完成了嵌入式系統的手勢辨識控制程式，並指導一位台北科大的學生進行暑期實習，實習結束後，該實習生的成果獲得教育部AP聯盟核心達人計劃之得獎殊榮。</text:p>
      <text:p text:style-name="P2"><text:line-break/> <text:s text:c="3"/>我的個性溫和，喜歡與人交流與分享，富團隊合作精神與責任心，熱愛動手做與學習新事物，上司交代的事項會努力去執行，並且會再三細心檢查。我的想法開放，不固執己見，是個可以讓人享受共事樂趣的同事。</text:p>
      <text:p text:style-name="P2"><text:line-break/> <text:s text:c="3"/>代表性作品，相關程式碼以及發表論文請參考我的詳細履歷，並誠心期盼貴單位約期面談，謝謝。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 PL KaitiM Big5" svg:font-family="'AR PL KaitiM Big5'" style:font-pitch="variable"/>
    <style:font-face style:name="AR PL UMing TW" svg:font-family="'AR PL UMing TW'" style:font-family-generic="roman" style:font-pitch="variable"/>
    <style:font-face style:name="文泉驛微米黑" svg:font-family="文泉驛微米黑" style:font-family-generic="swiss" style:font-pitch="variable"/>
    <style:font-face style:name="Lohit Hindi" svg:font-family="'Lohit Hindi'" style:font-family-generic="system" style:font-pitch="variable"/>
    <style:font-face style:name="文泉驛微米黑1" svg:font-family="文泉驛微米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TW" fo:font-size="12pt" fo:language="en" fo:country="US" style:letter-kerning="true" style:font-name-asian="文泉驛微米黑1" style:font-size-asian="10.5pt" style:language-asian="zh" style:country-asian="TW"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文泉驛微米黑" fo:font-size="14pt" style:font-name-asian="文泉驛微米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20:42:10</meta:creation-date>
    <dc:date>2015-01-15T22:10:00</dc:date>
    <meta:editing-duration>PT29M1S</meta:editing-duration>
    <meta:editing-cycles>5</meta:editing-cycles>
    <meta:generator>LibreOffice/3.5$Linux_X86_64 LibreOffice_project/350m1$Build-2</meta:generator>
    <meta:document-statistic meta:table-count="0" meta:image-count="0" meta:object-count="0" meta:page-count="2" meta:paragraph-count="17" meta:word-count="221" meta:character-count="1166" meta:non-whitespace-character-count="1261"/>
  </office:meta>
</office:document-meta>
</file>